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2"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3"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4"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5"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86"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87"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8"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9"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0" style:family="paragraph" style:parent-style-name="Standard">
      <style:text-properties officeooo:paragraph-rsid="01a49d51"/>
    </style:style>
    <style:style style:name="P91"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3" style:family="paragraph" style:parent-style-name="Text_20_body">
      <style:paragraph-properties fo:text-align="start" style:justify-single-word="false"/>
      <style:text-properties officeooo:paragraph-rsid="001756f7"/>
    </style:style>
    <style:style style:name="P94" style:family="paragraph" style:parent-style-name="Text_20_body">
      <style:text-properties officeooo:rsid="02e82a24" officeooo:paragraph-rsid="001756f7" style:font-size-asian="12pt"/>
    </style:style>
    <style:style style:name="P9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7"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2" style:family="paragraph" style:parent-style-name="Text_20_body">
      <style:text-properties officeooo:rsid="02e82a24" officeooo:paragraph-rsid="00bb0ca2" style:font-size-asian="12pt"/>
    </style:style>
    <style:style style:name="P103" style:family="paragraph" style:parent-style-name="Text_20_body">
      <style:text-properties fo:font-weight="bold" officeooo:rsid="0264fa82" officeooo:paragraph-rsid="0264fa82" style:font-size-asian="12pt" style:font-weight-asian="bold" style:font-weight-complex="bold"/>
    </style:style>
    <style:style style:name="P104" style:family="paragraph" style:parent-style-name="Text_20_body">
      <style:text-properties fo:font-weight="bold" officeooo:rsid="0283391a" officeooo:paragraph-rsid="0283391a" style:font-size-asian="12pt" style:font-weight-asian="bold" style:font-weight-complex="bold"/>
    </style:style>
    <style:style style:name="P105"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2"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3"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4"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5"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7"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8"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9"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1"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2"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5"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ca647f"/>
    </style:style>
    <style:style style:name="T221" style:family="text">
      <style:text-properties officeooo:rsid="02c54bf9"/>
    </style:style>
    <style:style style:name="T222" style:family="text">
      <style:text-properties officeooo:rsid="02c58724"/>
    </style:style>
    <style:style style:name="T223" style:family="text">
      <style:text-properties officeooo:rsid="02c6cb07"/>
    </style:style>
    <style:style style:name="T224" style:family="text">
      <style:text-properties officeooo:rsid="02cae3be"/>
    </style:style>
    <style:style style:name="T225" style:family="text">
      <style:text-properties officeooo:rsid="02cef7bd"/>
    </style:style>
    <style:style style:name="T226" style:family="text">
      <style:text-properties officeooo:rsid="02cf886a"/>
    </style:style>
    <style:style style:name="T227" style:family="text">
      <style:text-properties officeooo:rsid="02d43c9f"/>
    </style:style>
    <style:style style:name="T228" style:family="text">
      <style:text-properties officeooo:rsid="02e2f1aa"/>
    </style:style>
    <style:style style:name="T229" style:family="text">
      <style:text-properties fo:font-style="italic" officeooo:rsid="02d43c9f" style:font-style-asian="italic" style:font-style-complex="italic"/>
    </style:style>
    <style:style style:name="T230" style:family="text">
      <style:text-properties fo:font-style="italic" officeooo:rsid="02d25df4" style:font-style-asian="italic" style:font-style-complex="italic"/>
    </style:style>
    <style:style style:name="T231" style:family="text">
      <style:text-properties officeooo:rsid="02d694a3"/>
    </style:style>
    <style:style style:name="T232" style:family="text">
      <style:text-properties officeooo:rsid="02d7863f"/>
    </style:style>
    <style:style style:name="T233" style:family="text">
      <style:text-properties officeooo:rsid="02d6c7f8"/>
    </style:style>
    <style:style style:name="T234" style:family="text">
      <style:text-properties officeooo:rsid="02d7e841"/>
    </style:style>
    <style:style style:name="T235" style:family="text">
      <style:text-properties officeooo:rsid="02e4dbb9"/>
    </style:style>
    <style:style style:name="T236" style:family="text">
      <style:text-properties officeooo:rsid="02e5508f"/>
    </style:style>
    <style:style style:name="T237" style:family="text">
      <style:text-properties officeooo:rsid="02e7cdc7"/>
    </style:style>
    <style:style style:name="T238" style:family="text">
      <style:text-properties officeooo:rsid="02e55dc5"/>
    </style:style>
    <style:style style:name="T239" style:family="text">
      <style:text-properties officeooo:rsid="02ee2e6a"/>
    </style:style>
    <style:style style:name="T240" style:family="text">
      <style:text-properties officeooo:rsid="02ef9e1f"/>
    </style:style>
    <style:style style:name="T241" style:family="text">
      <style:text-properties officeooo:rsid="02eead51"/>
    </style:style>
    <style:style style:name="T242" style:family="text">
      <style:text-properties fo:font-size="12pt" fo:font-weight="bold" officeooo:rsid="0426cbc9" style:font-size-asian="12pt" style:font-weight-asian="bold" style:font-size-complex="12pt" style:font-weight-complex="bold"/>
    </style:style>
    <style:style style:name="T243" style:family="text">
      <style:text-properties fo:font-size="12pt" fo:font-weight="bold" officeooo:rsid="02e82a24" style:font-size-asian="12pt" style:font-weight-asian="bold" style:font-size-complex="12pt" style:font-weight-complex="bold"/>
    </style:style>
    <style:style style:name="T244" style:family="text">
      <style:text-properties fo:font-size="12pt" fo:font-weight="normal" officeooo:rsid="02e82a24" style:font-size-asian="12pt" style:font-weight-asian="normal" style:font-size-complex="12pt" style:font-weight-complex="normal"/>
    </style:style>
    <style:style style:name="T245" style:family="text">
      <style:text-properties fo:font-size="12pt" fo:font-weight="normal" officeooo:rsid="038dd9cf" style:font-size-asian="12pt" style:font-weight-asian="normal" style:font-size-complex="12pt" style:font-weight-complex="normal"/>
    </style:style>
    <style:style style:name="T246" style:family="text">
      <style:text-properties fo:font-size="12pt" fo:font-weight="normal" officeooo:rsid="0026d4d6" style:font-size-asian="12pt" style:font-weight-asian="normal" style:font-size-complex="12pt" style:font-weight-complex="normal"/>
    </style:style>
    <style:style style:name="T247" style:family="text">
      <style:text-properties officeooo:rsid="038d9d4d"/>
    </style:style>
    <style:style style:name="T248" style:family="text">
      <style:text-properties officeooo:rsid="038dd9cf"/>
    </style:style>
    <style:style style:name="T249" style:family="text">
      <style:text-properties officeooo:rsid="0025668c"/>
    </style:style>
    <style:style style:name="T250" style:family="text">
      <style:text-properties fo:font-weight="normal" style:font-weight-asian="normal" style:font-weight-complex="normal"/>
    </style:style>
    <style:style style:name="T251" style:family="text">
      <style:text-properties fo:font-style="italic" fo:font-weight="normal" style:font-style-asian="italic" style:font-weight-asian="normal" style:font-style-complex="italic" style:font-weight-complex="normal"/>
    </style:style>
    <style:style style:name="T252" style:family="text">
      <style:text-properties fo:font-weight="normal" officeooo:rsid="01e97238" style:font-weight-asian="normal" style:font-weight-complex="normal"/>
    </style:style>
    <style:style style:name="T253" style:family="text">
      <style:text-properties fo:font-weight="bold" style:font-weight-asian="bold" style:font-weight-complex="bold"/>
    </style:style>
    <style:style style:name="T254" style:family="text">
      <style:text-properties fo:font-style="normal" fo:font-weight="normal" style:font-style-asian="normal" style:font-weight-asian="normal" style:font-style-complex="normal" style:font-weight-complex="normal"/>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fo:font-style="normal" style:font-style-asian="normal" style:font-style-complex="normal"/>
    </style:style>
    <style:style style:name="T257" style:family="text">
      <style:text-properties officeooo:rsid="00bb3130"/>
    </style:style>
    <style:style style:name="T258" style:family="text">
      <style:text-properties officeooo:rsid="00bc8fae"/>
    </style:style>
    <style:style style:name="T259" style:family="text">
      <style:text-properties officeooo:rsid="026b9f6d"/>
    </style:style>
    <style:style style:name="T260" style:family="text">
      <style:text-properties fo:font-style="normal" fo:font-weight="normal" officeooo:rsid="0266cacd" style:font-style-asian="normal" style:font-weight-asian="normal" style:font-style-complex="normal" style:font-weight-complex="normal"/>
    </style:style>
    <style:style style:name="T261" style:family="text">
      <style:text-properties officeooo:rsid="021c40b7"/>
    </style:style>
    <style:style style:name="T262" style:family="text">
      <style:text-properties fo:font-style="italic" fo:font-weight="normal" officeooo:rsid="020764ba" style:font-style-asian="italic" style:font-weight-asian="normal" style:font-style-complex="italic" style:font-weight-complex="normal"/>
    </style:style>
    <style:style style:name="T263"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pan text:style-name="T63">ensure regulatory compliance</text:span><text:span text:style-name="T62">, all personal data </text:span><text:span text:style-name="T64">should</text:span><text:span text:style-name="T62"> be encrypted in storage and in </text:span><text:soft-page-break/><text:span text:style-name="T62">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726353349"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Scenario-Specific Constraints</text:p>
          <text:list>
            <text:list-item>
              <text:p text:style-name="P76">Volunteer Developer is Unavailable (e.g. They’re on the mountain)</text:p>
            </text:list-item>
          </text:list>
        </text:list-item>
      </text:list>
      <text:list text:style-name="L7">
        <text:list-item>
          <text:list>
            <text:list-item>
              <text:list>
                <text:list-item>
                  <text:p text:style-name="P77">In case that a critical incident occurs while the developer is unavailable, the <text:span text:style-name="T220">coordination</text:span> should fall back on predefined<text:span text:style-name="T221"> </text:span><text:span text:style-name="T222">procedures</text:span><text:span text:style-name="T221">. </text:span><text:span text:style-name="T223">In case that the system is rendered inoperable, volunteers in deployment should </text:span><text:span text:style-name="T224">resort to coordinating their </text:span><text:soft-page-break/><text:span text:style-name="T224">operations using radio communication, phone calls, and paper maps. </text:span><text:span text:style-name="T225">Team leaders should be trained on recognising </text:span><text:span text:style-name="T226">when such a scenario occurs, and issue appropriate orders in a timely manner</text:span><text:span text:style-name="T225">. This ensures that rescue operations can continue smoothly without relying on the platform. </text:span></text:p>
                </text:list-item>
                <text:list-item>
                  <text:p text:style-name="P77"><text:span text:style-name="T227">Secondly, basic operation</text:span><text:span text:style-name="T228">s</text:span><text:span text:style-name="T227"> runbooks </text:span><text:span text:style-name="T229">(</text:span><text:span text:style-name="T230">Muhhammad Raza, Samantha Dunn, 2024</text:span><text:span text:style-name="T229">)</text:span><text:span text:style-name="T227"> will be made available to select team leaders </text:span><text:span text:style-name="T231">to allow them to perform basic </text:span><text:span text:style-name="T232">recovery</text:span><text:span text:style-name="T231"> </text:span><text:span text:style-name="T232">actions</text:span><text:span text:style-name="T233"> (e.g. rebooting the system) </text:span><text:span text:style-name="T234">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726353349" text:style-name="L6">
        <text:list-item>
          <text:list>
            <text:list-item>
              <text:p text:style-name="P80">Hotfixes vs Planned Releases</text:p>
            </text:list-item>
          </text:list>
        </text:list-item>
      </text:list>
      <text:list text:style-name="L8">
        <text:list-item>
          <text:list>
            <text:list-item>
              <text:list>
                <text:list-item>
                  <text:p text:style-name="P81">Updates can’t always be postponed. Sometimes, when a new update is implemented, <text:span text:style-name="T235">significant </text:span>unexpected issues emerge. In those circumstances, developers may prioritise quick releases of patches called hotfixes. <text:span text:style-name="T236">Given the lack of a </text:span><text:span text:style-name="T237">fallback system</text:span><text:span text:style-name="T236">, ensuring that hotfixes don’t lead to further issues becomes </text:span><text:span text:style-name="T237">instrumental</text:span><text:span text:style-name="T236">.</text:span></text:p>
                </text:list-item>
                <text:list-item>
                  <text:p text:style-name="P82">One solution is to <text:span text:style-name="T238">limit the scope of the hotfixes to target only specific parts of the application rather than introducing broader changes.</text:span></text:p>
                </text:list-item>
                <text:list-item>
                  <text:p text:style-name="P83">Another solution would be to manually test the hotfixes in a local development environment mirroring our VPS as closely as possible.</text:p>
                </text:list-item>
                <text:list-item>
                  <text:p text:style-name="P84">To further reduce risk, a backup <text:span text:style-name="T239">of the system</text:span> could be made before each hot fix is implemented. This ensures that even if the hotfix leads to more issues, the system can be rolled back safely.</text:p>
                </text:list-item>
                <text:list-item>
                  <text:p text:style-name="P85">To track hotfixes, <text:span text:style-name="T237">we can use a versioning system like Git </text:span><text:span text:style-name="T240">in conjunction with a Jira/kanban board</text:span><text:span text:style-name="T237">. Additionally, </text:span><text:span text:style-name="T241">each hotfix should be comprehensively documented in the runbooks.</text:span></text:p>
                </text:list-item>
              </text:list>
            </text:list-item>
          </text:list>
        </text:list-item>
      </text:list>
      <text:p text:style-name="P86"/>
      <text:p text:style-name="P87"/>
      <text:p text:style-name="P88"/>
      <text:p text:style-name="P89"/>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24"/>
      <text:p text:style-name="P91">References</text:p>
      <text:p text:style-name="P92"/>
      <text:p text:style-name="P93"><text:span text:style-name="Strong_20_Emphasis"><text:span text:style-name="T242">GD</text:span></text:span><text:span text:style-name="Strong_20_Emphasis"><text:span text:style-name="T243">P</text:span></text:span><text:span text:style-name="Strong_20_Emphasis"><text:span text:style-name="T242">R</text:span></text:span><text:span text:style-name="T244"> (</text:span>2018<text:span text:style-name="T244">) </text:span><text:span text:style-name="Emphasis"><text:span text:style-name="T244">General Data Protection Regulation.</text:span></text:span><text:span text:style-name="T244"> Available at: </text:span><text:a xlink:type="simple" xlink:href="https://gdpr-info.eu/" text:style-name="Internet_20_link" text:visited-style-name="Visited_20_Internet_20_Link"><text:span text:style-name="T244">https://gdpr-info.eu/</text:span></text:a><text:span text:style-name="T244"> (</text:span><text:span text:style-name="T245">Accessed: </text:span><text:span text:style-name="T246">5 </text:span><text:span text:style-name="T245"><text:s/></text:span><text:span text:style-name="T246">May</text:span><text:span text:style-name="T245"> 2026</text:span><text:span text:style-name="T244">).</text:span></text:p>
      <text:p text:style-name="P94"><text:span text:style-name="Strong_20_Emphasis">Data Protection Act 2018</text:span> (2018) <text:span text:style-name="Emphasis">c.12.</text:span> London: The Stationery Office. <text:span text:style-name="T247">Available at: </text:span><text:a xlink:type="simple" xlink:href="https://www.legislation.gov.uk/ukpga/2018/12" text:style-name="Internet_20_link" text:visited-style-name="Visited_20_Internet_20_Link"><text:span text:style-name="T247">https://www.legislation.gov.uk/ukpga/2018/12</text:span></text:a><text:span text:style-name="T247"> </text:span><text:span text:style-name="T248">(Accessed: </text:span><text:span text:style-name="T249">5 May</text:span><text:span text:style-name="T248"> 2026).</text:span></text:p>
      <text:p text:style-name="P9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8">Accessed: </text:span><text:span text:style-name="T249">5</text:span><text:span text:style-name="T248"> </text:span><text:span text:style-name="T249">May</text:span><text:span text:style-name="T248"> 2026</text:span>).</text:p>
      <text:p text:style-name="P96">National Cyber Security Centre <text:span text:style-name="T250">(2021) </text:span><text:span text:style-name="T251">Top tips for staying secure online.</text:span><text:span text:style-name="T250"> Available at: </text:span><text:a xlink:type="simple" xlink:href="https://www.ncsc.gov.uk/collection/top-tips-for-staying-secure-online/always-back-up-your-most-important-data#section_3" text:style-name="Internet_20_link" text:visited-style-name="Visited_20_Internet_20_Link"><text:span text:style-name="T250">https://www.ncsc.gov.uk/collection/top-tips-for-staying-secure-online/always-back-up-your-most-important-data#section_3</text:span></text:a><text:span text:style-name="T250"> (Accessed 5 May 2026).</text:span></text:p>
      <text:p text:style-name="P97">National Cyber Security Centre <text:span text:style-name="T250">(2024) </text:span><text:span text:style-name="T251">Vulnerability management</text:span><text:span text:style-name="T250">. Available at: </text:span><text:a xlink:type="simple" xlink:href="https://www.ncsc.gov.uk/collection/vulnerability-management" text:style-name="Internet_20_link" text:visited-style-name="Visited_20_Internet_20_Link"><text:span text:style-name="T250">https://www.ncsc.gov.uk/collection/vulnerability-management</text:span></text:a><text:span text:style-name="T250"> </text:span><text:span text:style-name="T252">(Accessed: 6 May 2026).</text:span></text:p>
      <text:p text:style-name="P98"><text:span text:style-name="T25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9">Rubber Duck Debugging <text:span text:style-name="T250">(n.d.) </text:span><text:span text:style-name="T251">Debugging Software with a Rubber Ducky. </text:span><text:span text:style-name="T254">Available at: </text:span><text:a xlink:type="simple" xlink:href="https://rubberduckdebugging.com/" text:style-name="Internet_20_link" text:visited-style-name="Visited_20_Internet_20_Link"><text:span text:style-name="T254">https://rubberduckdebugging.com/</text:span></text:a><text:span text:style-name="T254"> (Accessed: 5 May 2026)</text:span></text:p>
      <text:p text:style-name="P100"><text:span text:style-name="T255">Luka Netzler, Brian Lovell</text:span><text:span text:style-name="T25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1">Christoph Bamberg, Julia Reinchenberger, Jens Blechert <text:span text:style-name="T250">(2025) </text:span><text:span text:style-name="T251">Stable cognitive performance while adapting to intermittent fasting: A randomised controlled trial</text:span><text:span text:style-name="T254">. Available at: </text:span><text:a xlink:type="simple" xlink:href="https://journals.sagepub.com/doi/10.1177/13591053251351204" text:style-name="Internet_20_link" text:visited-style-name="Visited_20_Internet_20_Link"><text:span text:style-name="T254">https://journals.sagepub.com/doi/10.1177/13591053251351204</text:span></text:a><text:span text:style-name="T254"> (Accessed: 5 May 2026).</text:span></text:p>
      <text:p text:style-name="P102"><text:span text:style-name="Strong_20_Emphasis">Information Commissioner’s Office (ICO)</text:span> (2024<text:span text:style-name="T25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8">Accessed: </text:span><text:span text:style-name="T258">5 May </text:span><text:span text:style-name="T248">2026</text:span>).</text:p>
      <text:p text:style-name="P103"><text:soft-page-break/>Sam L<text:span text:style-name="T259">i</text:span> <text:span text:style-name="T250">(2024) </text:span><text:span text:style-name="T251">Mastering Third-Party Integrations: Strategies for Reliable, Secure, and Scalable API Management. </text:span><text:span text:style-name="T260">Available at: </text:span><text:a xlink:type="simple" xlink:href="https://wslisam.medium.com/mastering-third-party-integrations-strategies-for-reliable-secure-and-scalable-api-management-97ebfb83f7b8" text:style-name="Internet_20_link" text:visited-style-name="Visited_20_Internet_20_Link"><text:span text:style-name="T260">https://wslisam.medium.com/mastering-third-party-integrations-strategies-for-reliable-secure-and-scalable-api-management-97ebfb83f7b8</text:span></text:a><text:span text:style-name="T260"> (Accessed: 6 May 2026)</text:span></text:p>
      <text:p text:style-name="P104">Chrissy Kidd <text:span text:style-name="T250">(2022) </text:span><text:span text:style-name="T251">Incident Severity Levels 1-5 Explained. </text:span><text:span text:style-name="T254">Available at: </text:span><text:a xlink:type="simple" xlink:href="https://www.splunk.com/en_us/blog/learn/incident-severity-levels.html" text:style-name="Internet_20_link" text:visited-style-name="Visited_20_Internet_20_Link"><text:span text:style-name="T254">https://www.splunk.com/en_us/blog/learn/incident-severity-levels.html</text:span></text:a><text:span text:style-name="T254"> (Accessed: 6 May 2026)</text:span></text:p>
      <text:p text:style-name="P105">Muhhammad Raza, Samantha Dunn <text:span text:style-name="T250">(2024) </text:span><text:span text:style-name="T251">Introduction to Runbooks. </text:span><text:span text:style-name="T250">Available at: </text:span><text:a xlink:type="simple" xlink:href="http://www.splunk.com/en_us/blog/learn/runbooks.html" text:style-name="Internet_20_link" text:visited-style-name="Visited_20_Internet_20_Link"><text:span text:style-name="T250">www.splunk.com/en_us/blog/learn/runbooks.html</text:span></text:a><text:span text:style-name="T250"> (Accessed: 6 May 2026)</text:span></text:p>
      <text:p text:style-name="P106">Dominik H Pesta, Varman T Samuel <text:span text:style-name="T250">(2014) </text:span><text:span text:style-name="T251">A high-protein diet for reducing body fat: mechanisms and possible caveats.</text:span><text:span text:style-name="T250"> Available at: </text:span><text:a xlink:type="simple" xlink:href="https://link.springer.com/article/10.1186/1743-7075-11-53" text:style-name="Internet_20_link" text:visited-style-name="Visited_20_Internet_20_Link"><text:span text:style-name="T250">https://link.springer.com/article/10.1186/1743-7075-11-53</text:span></text:a><text:span text:style-name="T250"> (Accessed: 5 May 2026).</text:span></text:p>
      <text:p text:style-name="P107"/>
      <text:p text:style-name="P108">Craig A. Williamson, Jari J. Morganti, Hannah E. Smithson <text:span text:style-name="T250">(2023) </text:span><text:span text:style-name="T251">Bright-light distractions and visual performance</text:span><text:span text:style-name="T250">. Available at: </text:span><text:a xlink:type="simple" xlink:href="https://www.frontiersin.org/journals/psychology/articles/10.3389/fpsyg.2023.1088975/full" text:style-name="Internet_20_link" text:visited-style-name="Visited_20_Internet_20_Link"><text:span text:style-name="T250">https://www.frontiersin.org/journals/psychology/articles/10.3389/fpsyg.2023.1088975/full</text:span></text:a><text:span text:style-name="T250"> (Accessed: 5 May 2026).</text:span></text:p>
      <text:p text:style-name="P109"/>
      <text:p text:style-name="P110">Ning Ding, Daniel Wagner, Xiaomeng Chen, Abhinav Pathak, Y. Charlie Hu, Andrew Rice <text:span text:style-name="T250">(2013) </text:span><text:span text:style-name="T251">Characterizing and modeling the impact of wireless signal strength on smartphone battery drain. </text:span><text:span text:style-name="T254">Available at: </text:span><text:a xlink:type="simple" xlink:href="https://dl.acm.org/doi/10.1145/2494232.2466586" text:style-name="Internet_20_link" text:visited-style-name="Visited_20_Internet_20_Link"><text:span text:style-name="T254">https://dl.acm.org/doi/10.1145/2494232.2466586</text:span></text:a><text:span text:style-name="T254"> (Accessed: 5 May 2026)</text:span></text:p>
      <text:p text:style-name="P111"/>
      <text:p text:style-name="P112">The Postman Team <text:span text:style-name="T250">(2025) </text:span><text:span text:style-name="T251">What are HTTP status codes? Complete Guide for API Developers</text:span><text:span text:style-name="T250">. Available at: </text:span><text:a xlink:type="simple" xlink:href="https://blog.postman.com/what-are-http-status-codes/" text:style-name="Internet_20_link" text:visited-style-name="Visited_20_Internet_20_Link"><text:span text:style-name="T250">https://blog.postman.com/what-are-http-status-codes/</text:span></text:a><text:span text:style-name="T250"> (Accessed: 6 May 2026)</text:span></text:p>
      <text:p text:style-name="P113"/>
      <text:p text:style-name="P114">Ubuntu <text:span text:style-name="T250">(n.d.) </text:span><text:span text:style-name="T251">Vulnerability management tools in Ubuntu.</text:span><text:span text:style-name="T254"> Available at: </text:span><text:a xlink:type="simple" xlink:href="https://ubuntu.com/security/vulnerability-management" text:style-name="Internet_20_link" text:visited-style-name="Visited_20_Internet_20_Link"><text:span text:style-name="T254">https://ubuntu.com/security/vulnerability-management</text:span></text:a><text:span text:style-name="T254"> (Accessed: 6 May 2026)</text:span></text:p>
      <text:p text:style-name="P115"/>
      <text:p text:style-name="P116">Trevor Atkins <text:span text:style-name="T250">(2002) </text:span><text:span text:style-name="T251">Create a Lightweight Testing Framework. </text:span><text:span text:style-name="T250">Available at: </text:span><text:a xlink:type="simple" xlink:href="https://thinktesting.com/articles/a-lightweight-testing-framework/" text:style-name="Internet_20_link" text:visited-style-name="Visited_20_Internet_20_Link"><text:span text:style-name="T250">https://thinktesting.com/articles/a-lightweight-testing-framework/</text:span></text:a><text:span text:style-name="T250"> (Accessed: 6 May 2026)</text:span></text:p>
      <text:p text:style-name="P117"/>
      <text:p text:style-name="P118">CESG <text:span text:style-name="T250">(2014) </text:span><text:span text:style-name="T251">Implementing the cloud security principles. </text:span><text:span text:style-name="T250">Available at: </text:span><text:a xlink:type="simple" xlink:href="https://www.gov.uk/government/publications/implementing-the-cloud-security-principles/implementing-the-cloud-security-principles" text:style-name="Internet_20_link" text:visited-style-name="Visited_20_Internet_20_Link"><text:span text:style-name="T250">https://www.gov.uk/government/publications/implementing-the-cloud-security-principles/implementing-the-cloud-security-principles</text:span></text:a><text:span text:style-name="T250"> (Accessed: 6 May 2026)</text:span></text:p>
      <text:p text:style-name="P119"/>
      <text:p text:style-name="P120"><text:span text:style-name="T253">Dirk Merkel</text:span> (<text:span text:style-name="T261">2014</text:span>) <text:span text:style-name="T3">Docker: Lightweight Linux Containers for Consistent Development and</text:span></text:p>
      <text:p text:style-name="P121">Deployment. <text:span text:style-name="T256">Available at: </text:span><text:a xlink:type="simple" xlink:href="https://www.seltzer.com/margo/teaching/CS508.19/papers/merkel14.pdf" text:style-name="Internet_20_link" text:visited-style-name="Visited_20_Internet_20_Link"><text:span text:style-name="T256">https://www.seltzer.com/margo/teaching/CS508.19/papers/merkel14.pdf</text:span></text:a><text:span text:style-name="T256"> (Accessed: 6 May 2026)</text:span></text:p>
      <text:p text:style-name="P120"/>
      <text:p text:style-name="P122">Orca <text:span text:style-name="T250">(n.d.) </text:span><text:span text:style-name="T251">Patch Management. </text:span><text:span text:style-name="T250">Available at: </text:span><text:a xlink:type="simple" xlink:href="https://orca.security/glossary/patch-management/" text:style-name="Internet_20_link" text:visited-style-name="Visited_20_Internet_20_Link"><text:span text:style-name="T250">https://orca.security/glossary/patch-management/</text:span></text:a><text:span text:style-name="T250"> (Accessed: 6 May 2026)</text:span></text:p>
      <text:p text:style-name="P123"/>
      <text:p text:style-name="P124">Mak Ulac <text:span text:style-name="T250">(2026)</text:span><text:span text:style-name="T251"> </text:span><text:span text:style-name="T262">Top Linux Vulnerability Scanners in 2026: A Guide to Open-Source Security Tools</text:span><text:span text:style-name="T250">. Available at: </text:span><text:a xlink:type="simple" xlink:href="https://linuxsecurity.com/features/top-6-vulnerability-scanning-tools" text:style-name="Internet_20_link" text:visited-style-name="Visited_20_Internet_20_Link"><text:span text:style-name="T250">https://linuxsecurity.com/features/top-6-vulnerability-scanning-tools</text:span></text:a><text:span text:style-name="T250"> (Accessed: 6 May 2026)</text:span></text:p>
      <text:p text:style-name="P125"/>
      <text:p text:style-name="P126">Greenbone <text:span text:style-name="T250">(n.d.) </text:span><text:span text:style-name="T251">OPENVAS by Greenbone. </text:span><text:span text:style-name="T263">Available at: </text:span><text:a xlink:type="simple" xlink:href="https://www.openvas.org/" text:style-name="Internet_20_link" text:visited-style-name="Visited_20_Internet_20_Link"><text:span text:style-name="T263">https://www.openvas.org/</text:span></text:a><text:span text:style-name="T263">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39:32.998038332</dc:date>
    <meta:editing-duration>PT21H35M40S</meta:editing-duration>
    <meta:editing-cycles>573</meta:editing-cycles>
    <meta:document-statistic meta:table-count="0" meta:image-count="0" meta:object-count="0" meta:page-count="9" meta:paragraph-count="114" meta:word-count="2990" meta:character-count="20928" meta:non-whitespace-character-count="18064"/>
  </office:meta>
</office:document-meta>
</file>